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Modal split of passenger transport, cars</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tsdtr210</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Anteil der PKW Nutzung am Personenverkehr</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9" calcext:value-type="float">
            <text:p>9</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Anteil der PKW Nutzung am Personenverkehr</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Share of car use for passenger transport</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3,6,9,12</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reference</text:p>
          </table:table-cell>
          <table:table-cell table:style-name="ce2"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1" office:value-type="string" calcext:value-type="string">
            <text:p>target$tags</text:p>
          </table:table-cell>
          <table:table-cell table:style-name="ce1" office:value-type="string" calcext:value-type="string">
            <text:p>ecologic,social</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VI</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1,2,3,4,5 B) Methode,3,6,9,12,3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3" office:value-type="date" office:date-value="2015-09-28" calcext:value-type="date">
            <text:p>9/28/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is indicator is defined as the percentage share of each mode of transport in total inland transport, expressed</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Eurostat</text:p>
          </table:table-cell>
          <table:table-cell table:number-columns-repeated="1022"/>
        </table:table-row>
        <table:table-row table:style-name="ro1">
          <table:table-cell table:style-name="ce1" office:value-type="string" calcext:value-type="string">
            <text:p>source$link</text:p>
          </table:table-cell>
          <table:table-cell table:style-name="ce2"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12.7" calcext:value-type="float">
            <text:p>12.7</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7.4" calcext:value-type="float">
            <text:p>7.4</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2.9" calcext:value-type="float">
            <text:p>2.9</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3.1" calcext:value-type="float">
            <text:p>3.1</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8.5" calcext:value-type="float">
            <text:p>8.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10.2" calcext:value-type="float">
            <text:p>10.2</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5.3" calcext:value-type="float">
            <text:p>5.3</text:p>
          </table:table-cell>
          <table:table-cell table:number-columns-repeated="1022"/>
        </table:table-row>
        <table:table-row table:style-name="ro1">
          <table:table-cell table:style-name="ce1" office:value-type="string" calcext:value-type="string">
            <text:p>Former Yugoslav Republic of Macedonia</text:p>
          </table:table-cell>
          <table:table-cell table:style-name="ce1" office:value-type="float" office:value="1.1" calcext:value-type="float">
            <text:p>1.1</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9.4" calcext:value-type="float">
            <text:p>9.4</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8.5" calcext:value-type="float">
            <text:p>8.5</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 calcext:value-type="float">
            <text:p>0.9</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0.2" calcext:value-type="float">
            <text:p>10.2</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 calcext:value-type="float">
            <text:p>2.7</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6.3" calcext:value-type="float">
            <text:p>6.3</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4.7" calcext:value-type="float">
            <text:p>4.7</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0.8" calcext:value-type="float">
            <text:p>0.8</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4.7" calcext:value-type="float">
            <text:p>4.7</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10.5" calcext:value-type="float">
            <text:p>10.5</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4.8" calcext:value-type="float">
            <text:p>4.8</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6.2" calcext:value-type="float">
            <text:p>6.2</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4" calcext:value-type="float">
            <text:p>4</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4.5" calcext:value-type="float">
            <text:p>4.5</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7.1" calcext:value-type="float">
            <text:p>7.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2.3" calcext:value-type="float">
            <text:p>2.3</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6.1" calcext:value-type="float">
            <text:p>6.1</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9.3" calcext:value-type="float">
            <text:p>9.3</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17.1" calcext:value-type="float">
            <text:p>17.1</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4" calcext:value-type="float">
            <text:p>1.4</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8.4" calcext:value-type="float">
            <text:p>8.4</text:p>
          </table:table-cell>
          <table:table-cell table:number-columns-repeated="102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